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702cm" fo:margin-left="-0.189cm" table:align="left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8.7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fo:font-size="15pt" fo:font-weight="bold" officeooo:rsid="001b63bd" officeooo:paragraph-rsid="001b63b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12pt" fo:font-weight="bold" officeooo:rsid="002d0a6a" officeooo:paragraph-rsid="002d0a6a" style:font-size-asian="10.5pt" style:font-weight-asian="bold" style:font-size-complex="12pt" style:font-weight-complex="bold"/>
    </style:style>
    <style:style style:name="P3" style:family="paragraph" style:parent-style-name="Standard">
      <style:paragraph-properties style:line-height-at-least="0.335cm" fo:text-align="start" style:justify-single-word="false"/>
      <style:text-properties fo:color="#c9211e" loext:opacity="100%" style:font-name="Consolas" fo:font-size="12pt" fo:font-weight="bold" officeooo:rsid="002d0a6a" officeooo:paragraph-rsid="003f8e5f" fo:background-color="#ffffff" style:font-size-asian="10.5pt" style:font-weight-asian="bold" style:font-size-complex="12pt" style:font-weight-complex="bold"/>
    </style:style>
    <style:style style:name="P4" style:family="paragraph" style:parent-style-name="Standard">
      <style:paragraph-properties style:line-height-at-least="0.335cm" fo:text-align="start" style:justify-single-word="false"/>
      <style:text-properties fo:color="#c9211e" loext:opacity="100%" style:font-name="Times New Roman" fo:font-size="10pt" fo:font-weight="bold" officeooo:rsid="002d0a6a" officeooo:paragraph-rsid="003f8e5f" fo:background-color="#ffffff" style:font-size-asian="10pt" style:font-weight-asian="bold" style:font-size-complex="10pt" style:font-weight-complex="bold"/>
    </style:style>
    <style:style style:name="P5" style:family="paragraph" style:parent-style-name="Standard">
      <style:paragraph-properties style:line-height-at-least="0.335cm" fo:text-align="start" style:justify-single-word="false"/>
      <style:text-properties fo:color="#c9211e" loext:opacity="100%" style:font-name="Times New Roman" fo:font-size="12pt" fo:font-weight="bold" officeooo:rsid="002d0a6a" officeooo:paragraph-rsid="003f8e5f" fo:background-color="#fffff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b63bd" officeooo:paragraph-rsid="001b63b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ce832" officeooo:paragraph-rsid="001ce83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b63bd" officeooo:paragraph-rsid="001b63b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b63bd" officeooo:paragraph-rsid="001ce83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b63bd" officeooo:paragraph-rsid="002d0a6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5be2" officeooo:paragraph-rsid="001b63b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5be2" officeooo:paragraph-rsid="00285be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1e7aa" officeooo:paragraph-rsid="0051e7a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style:line-height-at-least="0.335cm"/>
      <style:text-properties fo:color="#000000" loext:opacity="100%" style:font-name="Consolas" fo:font-size="7pt" fo:font-weight="normal" fo:background-color="#ffffff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onsolas" fo:font-size="7pt" fo:font-weight="normal" officeooo:paragraph-rsid="002d0a6a" fo:background-color="#ffffff"/>
    </style:style>
    <style:style style:name="P16" style:family="paragraph" style:parent-style-name="Standard">
      <style:paragraph-properties style:line-height-at-least="0.335cm"/>
      <style:text-properties fo:color="#000000" loext:opacity="100%" fo:background-color="#ffffff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Times New Roman" fo:font-size="10pt" fo:font-weight="normal" officeooo:paragraph-rsid="002d0a6a" fo:background-color="#ffffff" style:font-size-asian="10pt" style:font-size-complex="10pt"/>
    </style:style>
    <style:style style:name="P18" style:family="paragraph" style:parent-style-name="Standard">
      <style:paragraph-properties style:line-height-at-least="0.335cm"/>
      <style:text-properties fo:color="#000000" loext:opacity="100%" style:font-name="Times New Roman" fo:font-size="10pt" fo:font-weight="normal" fo:background-color="#ffffff" style:font-size-asian="10pt" style:font-size-complex="10pt"/>
    </style:style>
    <style:style style:name="P19" style:family="paragraph" style:parent-style-name="Standard">
      <style:paragraph-properties style:line-height-at-least="0.335cm"/>
      <style:text-properties fo:color="#000000" loext:opacity="100%" style:font-name="Times New Roman" fo:font-size="10pt" fo:font-weight="normal" officeooo:rsid="00300e92" fo:background-color="#ffffff" style:font-size-asian="10pt" style:font-size-complex="10pt"/>
    </style:style>
    <style:style style:name="P20" style:family="paragraph" style:parent-style-name="Standard">
      <style:paragraph-properties style:line-height-at-least="0.335cm"/>
      <style:text-properties fo:color="#000000" loext:opacity="100%" style:font-name="Times New Roman" fo:font-size="10pt" fo:font-weight="normal" fo:background-color="#ffffff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style:line-height-at-least="0.335cm" fo:text-align="start" style:justify-single-word="false"/>
      <style:text-properties fo:color="#000000" loext:opacity="100%" style:font-name="Times New Roman" fo:font-size="10pt" fo:font-weight="normal" officeooo:rsid="002d0a6a" officeooo:paragraph-rsid="003f8e5f" fo:background-color="#ffffff" style:font-size-asian="10pt" style:font-weight-asian="bold" style:font-size-complex="10pt" style:font-weight-complex="bold"/>
    </style:style>
    <style:style style:name="P22" style:family="paragraph" style:parent-style-name="Standard">
      <style:paragraph-properties style:line-height-at-least="0.335cm"/>
      <style:text-properties fo:color="#000000" loext:opacity="100%" style:font-name="Times New Roman" fo:font-size="10pt" fo:font-weight="normal" fo:background-color="#ffffff"/>
    </style:style>
    <style:style style:name="P23" style:family="paragraph" style:parent-style-name="Standard">
      <style:paragraph-properties style:line-height-at-least="0.335cm"/>
      <style:text-properties fo:color="#000000" loext:opacity="100%" style:font-name="Times New Roman" fo:font-size="10pt" fo:background-color="#ffffff" style:font-size-asian="10pt" style:font-size-complex="10pt"/>
    </style:style>
    <style:style style:name="P24" style:family="paragraph" style:parent-style-name="Standard">
      <style:paragraph-properties style:line-height-at-least="0.335cm"/>
      <style:text-properties fo:color="#000000" loext:opacity="100%" style:font-name="Times New Roman" fo:font-size="10pt" fo:background-color="#ffffff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1f8f58" officeooo:paragraph-rsid="001f8f58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1feccf" officeooo:paragraph-rsid="001feccf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1ffb91" officeooo:paragraph-rsid="001ffb91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216642" officeooo:paragraph-rsid="00216642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241a1c" officeooo:paragraph-rsid="00241a1c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24a870" officeooo:paragraph-rsid="0024a870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29ccc9" officeooo:paragraph-rsid="0029ccc9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31ad09" officeooo:paragraph-rsid="0031ad09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332cbf" officeooo:paragraph-rsid="00332cbf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332cbf" officeooo:paragraph-rsid="0037be5d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3b5480" officeooo:paragraph-rsid="003b5480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3b5480" officeooo:paragraph-rsid="003c7f57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3d5bd1" officeooo:paragraph-rsid="003d5bd1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3df8ba" officeooo:paragraph-rsid="003df8ba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414332" officeooo:paragraph-rsid="00414332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42b9a3" officeooo:paragraph-rsid="0042b9a3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46086d" officeooo:paragraph-rsid="0046086d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488b56" officeooo:paragraph-rsid="00488b56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488b56" officeooo:paragraph-rsid="005dcd00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4a8524" officeooo:paragraph-rsid="004a8524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4b6ce8" officeooo:paragraph-rsid="004b6ce8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4de445" officeooo:paragraph-rsid="004de445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529016" officeooo:paragraph-rsid="00529016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529016" officeooo:paragraph-rsid="0055f3a8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540085" officeooo:paragraph-rsid="00540085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55f3a8" officeooo:paragraph-rsid="0055f3a8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576f76" officeooo:paragraph-rsid="00576f76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058e7e1" officeooo:paragraph-rsid="0058e7e1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044942f" officeooo:paragraph-rsid="0044942f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29ccc9" officeooo:paragraph-rsid="002be3bb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31ad09" officeooo:paragraph-rsid="0031ad09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0332cbf" officeooo:paragraph-rsid="00332cbf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398b65" officeooo:paragraph-rsid="00398b65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3b5480" officeooo:paragraph-rsid="003b5480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rsid="003b5480" officeooo:paragraph-rsid="003c7f57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rsid="003d5bd1" officeooo:paragraph-rsid="003d5bd1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03df8ba" officeooo:paragraph-rsid="003df8ba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rsid="00414332" officeooo:paragraph-rsid="00414332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044942f" officeooo:paragraph-rsid="0044942f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rsid="0046086d" officeooo:paragraph-rsid="0046086d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0488b56" officeooo:paragraph-rsid="00488b56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04b6ce8" officeooo:paragraph-rsid="004b6ce8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04de445" officeooo:paragraph-rsid="004de445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rsid="00505d9e" officeooo:paragraph-rsid="00505d9e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officeooo:rsid="00529016" officeooo:paragraph-rsid="00529016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0540085" officeooo:paragraph-rsid="00540085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officeooo:rsid="0055f3a8" officeooo:paragraph-rsid="0055f3a8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officeooo:rsid="00576f76" officeooo:paragraph-rsid="00576f76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officeooo:rsid="0058e7e1" officeooo:paragraph-rsid="0058e7e1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1e5d7f" officeooo:paragraph-rsid="001e5d7f" style:font-size-asian="10.5pt" style:font-weight-asian="bold" style:font-size-complex="12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font-size="12pt" officeooo:rsid="005f8dff" officeooo:paragraph-rsid="005f8dff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officeooo:rsid="0060b41f" officeooo:paragraph-rsid="0060b41f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officeooo:rsid="0062e7e7" officeooo:paragraph-rsid="0062e7e7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officeooo:rsid="005f8dff" officeooo:paragraph-rsid="005f8dff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officeooo:rsid="0060619d" officeooo:paragraph-rsid="0060619d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officeooo:rsid="00620c8b" officeooo:paragraph-rsid="00620c8b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2pt" officeooo:rsid="0062e7e7" officeooo:paragraph-rsid="0062e7e7" style:font-size-asian="12pt" style:font-size-complex="12pt"/>
    </style:style>
    <style:style style:name="P82" style:family="paragraph">
      <loext:graphic-properties draw:fill="none" draw:fill-color="#ffffff"/>
      <style:paragraph-properties style:writing-mode="lr-tb"/>
      <style:text-properties fo:font-size="8pt" fo:background-color="#ffff00" style:font-size-asian="8pt" style:font-size-complex="8pt"/>
    </style:style>
    <style:style style:name="P83" style:family="paragraph">
      <style:paragraph-properties fo:text-align="center"/>
    </style:style>
    <style:style style:name="T1" style:family="text">
      <style:text-properties fo:color="#1e6a39" loext:opacity="100%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00e92" style:font-weight-asian="normal" style:font-weight-complex="normal"/>
    </style:style>
    <style:style style:name="T5" style:family="text">
      <style:text-properties fo:font-weight="normal" style:font-size-asian="10pt" style:font-size-complex="10pt"/>
    </style:style>
    <style:style style:name="T6" style:family="text">
      <style:text-properties officeooo:rsid="001feccf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fo:font-style="italic" style:font-style-asian="italic" style:font-style-complex="italic"/>
    </style:style>
    <style:style style:name="T9" style:family="text">
      <style:text-properties style:text-line-through-style="none" style:text-line-through-type="none" fo:font-style="normal" style:font-style-asian="normal" style:font-style-complex="normal"/>
    </style:style>
    <style:style style:name="T10" style:family="text">
      <style:text-properties style:text-line-through-style="none" style:text-line-through-type="none" officeooo:rsid="0037be5d"/>
    </style:style>
    <style:style style:name="T11" style:family="text">
      <style:text-properties fo:color="#158466" loext:opacity="100%" fo:font-weight="bold" fo:background-color="#ffff00" loext:char-shading-value="0" style:font-weight-asian="bold" style:font-weight-complex="bold"/>
    </style:style>
    <style:style style:name="T12" style:family="text">
      <style:text-properties fo:color="#158466" loext:opacity="100%" fo:font-weight="bold" officeooo:rsid="0042b9a3" fo:background-color="#ffff00" loext:char-shading-value="0" style:font-weight-asian="bold" style:font-weight-complex="bold"/>
    </style:style>
    <style:style style:name="T13" style:family="text">
      <style:text-properties fo:color="#158466" loext:opacity="100%" fo:font-weight="bold" officeooo:rsid="004cc5bf" fo:background-color="#ffff00" loext:char-shading-value="0" style:font-weight-asian="bold" style:font-weight-complex="bold"/>
    </style:style>
    <style:style style:name="T14" style:family="text">
      <style:text-properties officeooo:rsid="002509aa"/>
    </style:style>
    <style:style style:name="T15" style:family="text">
      <style:text-properties officeooo:rsid="00253a7e"/>
    </style:style>
    <style:style style:name="T16" style:family="text">
      <style:text-properties fo:color="#800000" loext:opacity="100%"/>
    </style:style>
    <style:style style:name="T17" style:family="text">
      <style:text-properties fo:color="#800000" loext:opacity="100%" fo:font-weight="normal"/>
    </style:style>
    <style:style style:name="T18" style:family="text">
      <style:text-properties fo:color="#800000" loext:opacity="100%" fo:font-weight="normal" officeooo:rsid="00300e92" style:font-weight-asian="normal" style:font-weight-complex="normal"/>
    </style:style>
    <style:style style:name="T19" style:family="text">
      <style:text-properties fo:color="#800000" loext:opacity="100%" fo:font-weight="normal" style:font-size-asian="10pt" style:font-size-complex="10pt"/>
    </style:style>
    <style:style style:name="T20" style:family="text">
      <style:text-properties fo:color="#800000" loext:opacity="100%" style:font-name="Times New Roman" fo:font-size="10pt" fo:font-weight="normal" style:font-size-asian="10pt" style:font-size-complex="10pt"/>
    </style:style>
    <style:style style:name="T21" style:family="text">
      <style:text-properties fo:color="#800000" loext:opacity="100%" style:font-size-asian="10pt" style:font-size-complex="10pt"/>
    </style:style>
    <style:style style:name="T22" style:family="text">
      <style:text-properties fo:color="#0000ff" loext:opacity="100%"/>
    </style:style>
    <style:style style:name="T23" style:family="text">
      <style:text-properties fo:color="#0000ff" loext:opacity="100%" fo:font-weight="normal"/>
    </style:style>
    <style:style style:name="T24" style:family="text">
      <style:text-properties fo:color="#0000ff" loext:opacity="100%" fo:font-weight="normal" style:font-size-asian="10pt" style:font-size-complex="10pt"/>
    </style:style>
    <style:style style:name="T25" style:family="text">
      <style:text-properties fo:color="#0000ff" loext:opacity="100%" style:font-name="Times New Roman" fo:font-size="10pt" fo:font-weight="normal" style:font-size-asian="10pt" style:font-size-complex="10pt"/>
    </style:style>
    <style:style style:name="T26" style:family="text">
      <style:text-properties style:font-name="Consolas" fo:font-size="7pt" fo:font-weight="normal"/>
    </style:style>
    <style:style style:name="T27" style:family="text">
      <style:text-properties fo:color="#a31515" loext:opacity="100%" fo:font-weight="normal"/>
    </style:style>
    <style:style style:name="T28" style:family="text">
      <style:text-properties fo:color="#098658" loext:opacity="100%"/>
    </style:style>
    <style:style style:name="T29" style:family="text">
      <style:text-properties fo:color="#098658" loext:opacity="100%" style:font-size-asian="10pt" style:font-weight-asian="normal" style:font-size-complex="10pt" style:font-weight-complex="normal"/>
    </style:style>
    <style:style style:name="T30" style:family="text">
      <style:text-properties fo:color="#098658" loext:opacity="100%" fo:font-weight="normal"/>
    </style:style>
    <style:style style:name="T31" style:family="text">
      <style:text-properties officeooo:rsid="00346800"/>
    </style:style>
    <style:style style:name="T32" style:family="text">
      <style:text-properties style:font-name="Times New Roman" fo:font-size="10pt" style:font-size-asian="10pt" style:font-size-complex="10pt"/>
    </style:style>
    <style:style style:name="T33" style:family="text">
      <style:text-properties style:font-name="Times New Roman" fo:font-size="10pt" fo:font-weight="normal" style:font-size-asian="10pt" style:font-size-complex="10pt"/>
    </style:style>
    <style:style style:name="T34" style:family="text">
      <style:text-properties officeooo:rsid="003a60bf"/>
    </style:style>
    <style:style style:name="T35" style:family="text">
      <style:text-properties officeooo:rsid="003c7f57"/>
    </style:style>
    <style:style style:name="T36" style:family="text">
      <style:text-properties style:font-size-asian="10pt" style:font-size-complex="10pt"/>
    </style:style>
    <style:style style:name="T37" style:family="text">
      <style:text-properties fo:background-color="#ffff00" loext:char-shading-value="0"/>
    </style:style>
    <style:style style:name="T38" style:family="text">
      <style:text-properties officeooo:rsid="003f8e5f"/>
    </style:style>
    <style:style style:name="T39" style:family="text">
      <style:text-properties officeooo:rsid="004cc5bf"/>
    </style:style>
    <style:style style:name="T40" style:family="text">
      <style:text-properties officeooo:rsid="004eefbe"/>
    </style:style>
    <style:style style:name="T41" style:family="text">
      <style:text-properties officeooo:rsid="004fbfcd"/>
    </style:style>
    <style:style style:name="T42" style:family="text">
      <style:text-properties officeooo:rsid="00505d9e"/>
    </style:style>
    <style:style style:name="T43" style:family="text">
      <style:text-properties officeooo:rsid="0055f3a8"/>
    </style:style>
    <style:style style:name="T44" style:family="text">
      <style:text-properties officeooo:rsid="00576f76"/>
    </style:style>
    <style:style style:name="T45" style:family="text">
      <style:text-properties officeooo:rsid="005adbfd"/>
    </style:style>
    <style:style style:name="T46" style:family="text">
      <style:text-properties officeooo:rsid="005dcd00"/>
    </style:style>
    <style:style style:name="T47" style:family="text">
      <style:text-properties officeooo:rsid="0060619d"/>
    </style:style>
    <style:style style:name="T48" style:family="text">
      <style:text-properties officeooo:rsid="00620c8b"/>
    </style:style>
    <style:style style:name="T49" style:family="text">
      <style:text-properties officeooo:rsid="0062e7e7"/>
    </style:style>
    <style:style style:name="T50" style:family="text">
      <style:text-properties fo:font-size="8pt" fo:background-color="#ffff00" style:font-size-asian="8pt" style:font-size-complex="8pt"/>
    </style:style>
    <style:style style:name="gr1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BERNETES</text:p>
      <text:p text:style-name="P1"/>
      <text:p text:style-name="P8">It is container orchestration(management) tool. </text:p>
      <text:p text:style-name="P8"/>
      <text:p text:style-name="P13">alias kc=”kubectl”</text:p>
      <text:p text:style-name="P8"/>
      <text:p text:style-name="P8"/>
      <text:p text:style-name="P8"><text:span text:style-name="T1">Minikubes:</text:span> </text:p>
      <text:p text:style-name="P8"/>
      <text:p text:style-name="P8">It provides the kubernetes cluster setup with one master and one worker with an abstraction layer for learning purpose. </text:p>
      <text:p text:style-name="P8"/>
      <text:p text:style-name="P8">Minimum requirement: 2CPU, 2GB RAM.</text:p>
      <text:p text:style-name="P8"/>
      <text:p text:style-name="P6">Installation of minikubes:</text:p>
      <text:p text:style-name="P6"/>
      <text:p text:style-name="P9">apt-get update </text:p>
      <text:p text:style-name="P9">apt-get upgrade</text:p>
      <text:p text:style-name="P9">apt-get install docker.io</text:p>
      <text:p text:style-name="P6"/>
      <text:p text:style-name="P6"><text:a xlink:type="simple" xlink:href="https://webme.ie/how-to-run-minikube-on-a-virtualbox-vm/" office:target-frame-name="_blank" xlink:show="new" text:style-name="Internet_20_link" text:visited-style-name="Visited_20_Internet_20_Link"><text:span text:style-name="T3">https://webme.ie/how-to-run-minikube-on-a-virtualbox-vm/</text:span></text:a> </text:p>
      <text:p text:style-name="P11"/>
      <text:p text:style-name="P12">CMD [“/bin/bash”, “-c”,”while true; do echo hello-world; sleep 5;done;”]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1820865288416">
          <table:table-cell table:style-name="Table1.A1" office:value-type="string">
            <text:p text:style-name="P74">COMMANDS</text:p>
          </table:table-cell>
          <table:table-cell table:style-name="Table1.B1" office:value-type="string">
            <text:p text:style-name="P74">DESCRIPTION</text:p>
          </table:table-cell>
        </table:table-row>
        <table:table-row table:style-name="TableLine1820865297120">
          <table:table-cell table:style-name="Table1.A2" office:value-type="string">
            <text:p text:style-name="P25">kubectl get nodes</text:p>
          </table:table-cell>
          <table:table-cell table:style-name="Table1.B2" office:value-type="string">
            <text:p text:style-name="P25">To get all nodes</text:p>
          </table:table-cell>
        </table:table-row>
        <table:table-row table:style-name="TableLine1820865288688">
          <table:table-cell table:style-name="Table1.A2" office:value-type="string">
            <text:p text:style-name="P25">which kubectl</text:p>
          </table:table-cell>
          <table:table-cell table:style-name="Table1.B2" office:value-type="string">
            <text:p text:style-name="P25">Gives path of kubectl</text:p>
          </table:table-cell>
        </table:table-row>
        <table:table-row table:style-name="TableLine1820865289776">
          <table:table-cell table:style-name="Table1.A2" office:value-type="string">
            <text:p text:style-name="P25">kubectl describe node node-name</text:p>
          </table:table-cell>
          <table:table-cell table:style-name="Table1.B2" office:value-type="string">
            <text:p text:style-name="P25">To get details of node</text:p>
          </table:table-cell>
        </table:table-row>
        <table:table-row table:style-name="TableLine1820865302288">
          <table:table-cell table:style-name="Table1.A2" office:value-type="string">
            <text:p text:style-name="P25">kubectl create -f pod.yml</text:p>
          </table:table-cell>
          <table:table-cell table:style-name="Table1.B2" office:value-type="string">
            <text:p text:style-name="P25">To create manifest file(.yml file name)</text:p>
          </table:table-cell>
        </table:table-row>
        <table:table-row table:style-name="TableLine1820865290592">
          <table:table-cell table:style-name="Table1.A2" office:value-type="string">
            <text:p text:style-name="P25">kubectl apply -f pod.yml</text:p>
          </table:table-cell>
          <table:table-cell table:style-name="Table1.B2" office:value-type="string">
            <text:p text:style-name="P25">To create and update manifest file</text:p>
          </table:table-cell>
        </table:table-row>
        <table:table-row table:style-name="TableLine1820865302560">
          <table:table-cell table:style-name="Table1.A2" office:value-type="string">
            <text:p text:style-name="P25">kubectl get pods</text:p>
          </table:table-cell>
          <table:table-cell table:style-name="Table1.B2" office:value-type="string">
            <text:p text:style-name="P25">List of all pods</text:p>
          </table:table-cell>
        </table:table-row>
        <table:table-row table:style-name="TableLine1820865297392">
          <table:table-cell table:style-name="Table1.A2" office:value-type="string">
            <text:p text:style-name="P25">kubectl describe pod pod-name</text:p>
            <text:p text:style-name="P25"><text:s text:c="12"/><text:span text:style-name="T37"><text:s/></text:span><text:span text:style-name="T11">(or)</text:span></text:p>
            <text:p text:style-name="P25">kubectl describe pod/pod-name</text:p>
          </table:table-cell>
          <table:table-cell table:style-name="Table1.B2" office:value-type="string">
            <text:p text:style-name="P25">To get details of pod</text:p>
          </table:table-cell>
        </table:table-row>
        <table:table-row table:style-name="TableLine1820865291136">
          <table:table-cell table:style-name="Table1.A2" office:value-type="string">
            <text:p text:style-name="P25"><text:span text:style-name="T15">k</text:span>ubectl logs -<text:span text:style-name="T6">f pod-name</text:span></text:p>
          </table:table-cell>
          <table:table-cell table:style-name="Table1.B2" office:value-type="string">
            <text:p text:style-name="P26">To get logs of pod<text:span text:style-name="T45">(if single container is present)</text:span></text:p>
          </table:table-cell>
        </table:table-row>
        <table:table-row table:style-name="TableLine1820865293856">
          <table:table-cell table:style-name="Table1.A2" office:value-type="string">
            <text:p text:style-name="P26">minikube start</text:p>
          </table:table-cell>
          <table:table-cell table:style-name="Table1.B2" office:value-type="string">
            <text:p text:style-name="P26">To start minikube</text:p>
          </table:table-cell>
        </table:table-row>
        <table:table-row table:style-name="TableLine1820865293584">
          <table:table-cell table:style-name="Table1.A2" office:value-type="string">
            <text:p text:style-name="P27"><text:span text:style-name="T15">k</text:span>ubectl logs -<text:span text:style-name="T7">f pod-name -c container-name</text:span></text:p>
          </table:table-cell>
          <table:table-cell table:style-name="Table1.B2" office:value-type="string">
            <text:p text:style-name="P27">To get logs of particular container in pod</text:p>
          </table:table-cell>
        </table:table-row>
        <table:table-row table:style-name="TableLine1820865291680">
          <table:table-cell table:style-name="Table1.A2" office:value-type="string">
            <text:p text:style-name="P28"><text:span text:style-name="T15">k</text:span>ubectl delete pod pod-name</text:p>
            <text:p text:style-name="P28"><text:s text:c="14"/><text:span text:style-name="T37"><text:s/></text:span><text:span text:style-name="T11">(or)</text:span></text:p>
            <text:p text:style-name="P28">kubectl delete -f pod.yml</text:p>
          </table:table-cell>
          <table:table-cell table:style-name="Table1.B2" office:value-type="string">
            <text:p text:style-name="P28">To delete pod</text:p>
          </table:table-cell>
        </table:table-row>
        <table:table-row table:style-name="TableLine1820865294672">
          <table:table-cell table:style-name="Table1.A2" office:value-type="string">
            <text:p text:style-name="P29"><text:span text:style-name="T14">k</text:span>ubectl get pods -<text:span text:style-name="T7">o wide pod-name</text:span></text:p>
          </table:table-cell>
          <table:table-cell table:style-name="Table1.B2" office:value-type="string">
            <text:p text:style-name="P29">To get more details of pod (IP address, node)</text:p>
          </table:table-cell>
        </table:table-row>
        <table:table-row table:style-name="TableLine1820865294128">
          <table:table-cell table:style-name="Table1.A2" office:value-type="string">
            <text:p text:style-name="P30"/>
            <text:p text:style-name="P30">kubectl exec -<text:span text:style-name="T7">it pod-name -c container-name -- /</text:span><text:span text:style-name="T9">bin</text:span><text:span text:style-name="T8">/</text:span><text:span text:style-name="T9">bash</text:span></text:p>
          </table:table-cell>
          <table:table-cell table:style-name="Table1.B2" office:value-type="string">
            <text:p text:style-name="P30"/>
            <text:p text:style-name="P30">To get into the container from particular pod </text:p>
          </table:table-cell>
        </table:table-row>
        <table:table-row table:style-name="TableLine1820865294944">
          <table:table-cell table:style-name="Table1.A2" office:value-type="string">
            <text:p text:style-name="P31">kubectl run pod-name --<text:span text:style-name="T7">i</text:span>mage-name=nginx --port=8080 --restart=never</text:p>
          </table:table-cell>
          <table:table-cell table:style-name="Table1.B2" office:value-type="string">
            <text:p text:style-name="P54">Creating pod in externally(command-line)</text:p>
          </table:table-cell>
        </table:table-row>
        <text:soft-page-break/>
        <table:table-row table:style-name="TableLine1820865299024">
          <table:table-cell table:style-name="Table1.A2" office:value-type="string">
            <text:p text:style-name="P32">kubectl get pods --show-labels</text:p>
          </table:table-cell>
          <table:table-cell table:style-name="Table1.B2" office:value-type="string">
            <text:p text:style-name="P55">To see labels of all pods</text:p>
          </table:table-cell>
        </table:table-row>
        <table:table-row table:style-name="TableLine1820865297664">
          <table:table-cell table:style-name="Table1.A2" office:value-type="string">
            <text:p text:style-name="P33">kubectl get pods<text:span text:style-name="T7"> -l company=thbs</text:span></text:p>
          </table:table-cell>
          <table:table-cell table:style-name="Table1.B2" office:value-type="string">
            <text:p text:style-name="P56">To get all pods with label=thbs <text:span text:style-name="T31">(filtering)</text:span></text:p>
          </table:table-cell>
        </table:table-row>
        <table:table-row table:style-name="TableLine1820865302832">
          <table:table-cell table:style-name="Table1.A2" office:value-type="string">
            <text:p text:style-name="P34">kubectl get pods<text:span text:style-name="T7"> -l company=thbs, </text:span><text:span text:style-name="T10">class=devops</text:span></text:p>
          </table:table-cell>
          <table:table-cell table:style-name="Table1.B2" office:value-type="string">
            <text:p text:style-name="P57">To get all pods which holds all <text:span text:style-name="T34">specified </text:span>label values(<text:span text:style-name="T37">AND </text:span>operation)</text:p>
          </table:table-cell>
        </table:table-row>
        <table:table-row table:style-name="TableLine1820865291952">
          <table:table-cell table:style-name="Table1.A2" office:value-type="string">
            <text:p text:style-name="P35">kubectl get pods -l ‘class in (devops, kubernetes)’</text:p>
          </table:table-cell>
          <table:table-cell table:style-name="Table1.B2" office:value-type="string">
            <text:p text:style-name="P58">Returns all pods with label class=devops<text:span text:style-name="T37"> (or)</text:span> class=kubernetes</text:p>
          </table:table-cell>
        </table:table-row>
        <table:table-row table:style-name="TableLine1820865297936">
          <table:table-cell table:style-name="Table1.A2" office:value-type="string">
            <text:p text:style-name="P36">kubectl get pods -l ‘class <text:span text:style-name="T35">not</text:span>in (devops, kubernetes)’</text:p>
          </table:table-cell>
          <table:table-cell table:style-name="Table1.B2" office:value-type="string">
            <text:p text:style-name="P59">Returns all pods with <text:span text:style-name="T35">doesn't have </text:span>label class=devops (or) class=kubernetes</text:p>
          </table:table-cell>
        </table:table-row>
        <table:table-row table:style-name="TableLine1820865300112">
          <table:table-cell table:style-name="Table1.A2" office:value-type="string">
            <text:p text:style-name="P37">kubectl label nodes node-name company=thbs</text:p>
          </table:table-cell>
          <table:table-cell table:style-name="Table1.B2" office:value-type="string">
            <text:p text:style-name="P60">To give label to the node</text:p>
          </table:table-cell>
        </table:table-row>
        <table:table-row table:style-name="TableLine1820865295216">
          <table:table-cell table:style-name="Table1.A2" office:value-type="string">
            <text:p text:style-name="P38">kubectl scale --replicas=5 rc -l company=thbs</text:p>
          </table:table-cell>
          <table:table-cell table:style-name="Table1.B2" office:value-type="string">
            <text:p text:style-name="P61">To scale-up/down the <text:span text:style-name="T42">pods</text:span></text:p>
          </table:table-cell>
        </table:table-row>
        <table:table-row table:style-name="TableLine1820865303376">
          <table:table-cell table:style-name="Table1.A2" office:value-type="string">
            <text:p text:style-name="P39">kubectl delete pods --all</text:p>
            <text:p text:style-name="P39"><text:s text:c="9"/><text:span text:style-name="T12">(or)</text:span></text:p>
            <text:p text:style-name="P40"/>
            <text:p text:style-name="P40">kubectl delete pod --all</text:p>
          </table:table-cell>
          <table:table-cell table:style-name="Table1.B2" office:value-type="string">
            <text:p text:style-name="P62">To delete all pods </text:p>
          </table:table-cell>
        </table:table-row>
        <table:table-row table:style-name="TableLine1820865288960">
          <table:table-cell table:style-name="Table1.A2" office:value-type="string">
            <text:p text:style-name="P53">kubectl delete -f replication.yml</text:p>
            <text:p text:style-name="P53"><text:s text:c="17"/><text:span text:style-name="T46">(or)</text:span></text:p>
            <text:p text:style-name="P43">kubectl delete r<text:span text:style-name="T46">c</text:span> r<text:span text:style-name="T46">c</text:span>-name</text:p>
          </table:table-cell>
          <table:table-cell table:style-name="Table1.B2" office:value-type="string">
            <text:p text:style-name="P63">To delete replication controller present in that file</text:p>
          </table:table-cell>
        </table:table-row>
        <table:table-row table:style-name="TableLine1820865295488">
          <table:table-cell table:style-name="Table1.A2" office:value-type="string">
            <text:p text:style-name="P41">kubectl describe rs rs-name</text:p>
          </table:table-cell>
          <table:table-cell table:style-name="Table1.B2" office:value-type="string">
            <text:p text:style-name="P64">To get details of replica-set</text:p>
          </table:table-cell>
        </table:table-row>
        <table:table-row table:style-name="TableLine1820865295760">
          <table:table-cell table:style-name="Table1.A2" office:value-type="string">
            <text:p text:style-name="P42">kubectl delete rs rs-name</text:p>
            <text:p text:style-name="P42"><text:s text:c="10"/><text:span text:style-name="T11"><text:s/>(or)</text:span></text:p>
            <text:p text:style-name="P42">kubectl delete -f replicaset.yml</text:p>
          </table:table-cell>
          <table:table-cell table:style-name="Table1.B2" office:value-type="string">
            <text:p text:style-name="P65">To delete replica-set</text:p>
          </table:table-cell>
        </table:table-row>
        <table:table-row table:style-name="TableLine1820865300384">
          <table:table-cell table:style-name="Table1.A2" office:value-type="string">
            <text:p text:style-name="P44">Kubectl scale --replicas=2 rs <text:span text:style-name="T41">rs-name</text:span></text:p>
          </table:table-cell>
          <table:table-cell table:style-name="Table1.B2" office:value-type="string">
            <text:p text:style-name="P68">To scale-up/down the pods <text:span text:style-name="T44">from replica set controller</text:span></text:p>
          </table:table-cell>
        </table:table-row>
        <table:table-row table:style-name="TableLine1820865296032">
          <table:table-cell table:style-name="Table1.A2" office:value-type="string">
            <text:p text:style-name="P45">kubectl get rs --watch <text:span text:style-name="T13">(or)</text:span><text:span text:style-name="T39"> kubectl get rs</text:span></text:p>
          </table:table-cell>
          <table:table-cell table:style-name="Table1.B2" office:value-type="string">
            <text:p text:style-name="P66">To get replica-set list</text:p>
          </table:table-cell>
        </table:table-row>
        <table:table-row table:style-name="TableLine1820865296304">
          <table:table-cell table:style-name="Table1.A2" office:value-type="string">
            <text:p text:style-name="P46"><text:span text:style-name="T40">k</text:span>ubectl describe rs my-rs</text:p>
          </table:table-cell>
          <table:table-cell table:style-name="Table1.B2" office:value-type="string">
            <text:p text:style-name="P67">To get more details of replica-set</text:p>
          </table:table-cell>
        </table:table-row>
        <table:table-row table:style-name="TableLine1820865289232">
          <table:table-cell table:style-name="Table1.A2" office:value-type="string">
            <text:p text:style-name="P47">kubectl get pods pod-name -o yaml</text:p>
          </table:table-cell>
          <table:table-cell table:style-name="Table1.B2" office:value-type="string">
            <text:p text:style-name="P69">To get yaml configuration of pod file</text:p>
          </table:table-cell>
        </table:table-row>
        <table:table-row table:style-name="TableLine1820865296848">
          <table:table-cell table:style-name="Table1.A2" office:value-type="string">
            <text:p text:style-name="P49">kubectl get deployment <text:span text:style-name="T11">(or) </text:span>kubectl get deployment --watch</text:p>
          </table:table-cell>
          <table:table-cell table:style-name="Table1.B2" office:value-type="string">
            <text:p text:style-name="P70">To get list of deployment objects</text:p>
          </table:table-cell>
        </table:table-row>
        <table:table-row table:style-name="TableLine1820865287056">
          <table:table-cell table:style-name="Table1.A2" office:value-type="string">
            <text:p text:style-name="P48">kubectl get <text:span text:style-name="T43">deployment</text:span> <text:span text:style-name="T43">deployment</text:span>-name -o yaml</text:p>
          </table:table-cell>
          <table:table-cell table:style-name="Table1.B2" office:value-type="string">
            <text:p text:style-name="P71">To get yaml configuration of deployment object</text:p>
          </table:table-cell>
        </table:table-row>
        <table:table-row table:style-name="TableLine1820865289504">
          <table:table-cell table:style-name="Table1.A2" office:value-type="string">
            <text:p text:style-name="P50">kubectl describe deployment deploy-name</text:p>
          </table:table-cell>
          <table:table-cell table:style-name="Table1.B2" office:value-type="string">
            <text:p text:style-name="P71">To get more <text:span text:style-name="T44">info</text:span> of deployment object</text:p>
          </table:table-cell>
        </table:table-row>
        <table:table-row table:style-name="TableLine1820865290864">
          <table:table-cell table:style-name="Table1.A2" office:value-type="string">
            <text:p text:style-name="P51">kubectl scale deployment deploy-name --replicas=2</text:p>
          </table:table-cell>
          <table:table-cell table:style-name="Table1.B2" office:value-type="string">
            <text:p text:style-name="P72">To scale up/down pods from deployment controller</text:p>
          </table:table-cell>
        </table:table-row>
        <table:table-row table:style-name="TableLine1820865310720">
          <table:table-cell table:style-name="Table1.A2" office:value-type="string">
            <text:p text:style-name="P52">kubectl edit deployment deploy-name</text:p>
          </table:table-cell>
          <table:table-cell table:style-name="Table1.B2" office:value-type="string">
            <text:p text:style-name="P73">Opens file to edit</text:p>
          </table:table-cell>
        </table:table-row>
        <table:table-row table:style-name="TableLine1820865310720">
          <table:table-cell table:style-name="Table1.A2" office:value-type="string">
            <text:p text:style-name="P76"><text:span text:style-name="T48">k</text:span>ubectl set image deployment web-deploy con-name=image-name:1.7.9 --all=true</text:p>
          </table:table-cell>
          <table:table-cell table:style-name="Table1.B2" office:value-type="string">
            <text:p text:style-name="P80">To set the image to specified version</text:p>
          </table:table-cell>
        </table:table-row>
        <table:table-row table:style-name="TableLine1820865315616">
          <table:table-cell table:style-name="Table1.A2" office:value-type="string">
            <text:p text:style-name="P75">kubectl roll<text:span text:style-name="T49">out</text:span> status deployment deploy-name</text:p>
          </table:table-cell>
          <table:table-cell table:style-name="Table1.B2" office:value-type="string">
            <text:p text:style-name="P78">To show the status of rollback</text:p>
          </table:table-cell>
        </table:table-row>
        <table:table-row table:style-name="TableLine1820865316432">
          <table:table-cell table:style-name="Table1.A2" office:value-type="string">
            <text:p text:style-name="P75">kubectl roll<text:span text:style-name="T49">out</text:span> history deployment deploy-name</text:p>
          </table:table-cell>
          <table:table-cell table:style-name="Table1.B2" office:value-type="string">
            <text:p text:style-name="P78">To see the history of all rollbacks</text:p>
          </table:table-cell>
        </table:table-row>
        <table:table-row table:style-name="TableLine1820865316704">
          <table:table-cell table:style-name="Table1.A2" office:value-type="string">
            <text:p text:style-name="P75">kubectl roll<text:span text:style-name="T49">out</text:span> undo deployment deploy-name</text:p>
          </table:table-cell>
          <table:table-cell table:style-name="Table1.B2" office:value-type="string">
            <text:p text:style-name="P78">To undo previous rollback</text:p>
          </table:table-cell>
        </table:table-row>
        <table:table-row table:style-name="TableLine1820865305824">
          <table:table-cell table:style-name="Table1.A2" office:value-type="string">
            <text:p text:style-name="P75">kubectl roll<text:span text:style-name="T49">out</text:span> undo deployment deploy-name --<text:span text:style-name="T47">to-revision=2</text:span></text:p>
          </table:table-cell>
          <table:table-cell table:style-name="Table1.B2" office:value-type="string">
            <text:p text:style-name="P79">To undo/delete particular rollback</text:p>
          </table:table-cell>
        </table:table-row>
        <table:table-row table:style-name="TableLine1820865307184">
          <table:table-cell table:style-name="Table1.A2" office:value-type="string">
            <text:p text:style-name="P77">Kubectl rollback pause deployment deploy-name</text:p>
          </table:table-cell>
          <table:table-cell table:style-name="Table1.B2" office:value-type="string">
            <text:p text:style-name="P81">To pause the roll</text:p>
          </table:table-cell>
        </table:table-row>
      </table:table>
      <text:p text:style-name="P6"/>
      <text:p text:style-name="P6"><text:soft-page-break/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Sample Manifest <text:span text:style-name="T38">file: (with object as Pod)</text:span></text:p>
      <text:p text:style-name="P2"/>
      <text:p text:style-name="P17">---</text:p>
      <text:p text:style-name="P18"><text:span text:style-name="T16">kind</text:span>: <text:span text:style-name="T22">Pod</text:span></text:p>
      <text:p text:style-name="P18"><text:span text:style-name="T16">apiVersion</text:span>: <text:span text:style-name="T22">v1</text:span></text:p>
      <text:p text:style-name="P18"><text:span text:style-name="T16">metadata</text:span>:</text:p>
      <text:p text:style-name="P23"> <text:span text:style-name="T17">name</text:span><text:span text:style-name="T2">: </text:span><text:span text:style-name="T23">test-pod</text:span></text:p>
      <text:p text:style-name="P24"><text:span text:style-name="T24"><text:s/></text:span><text:span text:style-name="T19">labels</text:span><text:span text:style-name="T5">:</text:span></text:p>
      <text:p text:style-name="P23">  <text:span text:style-name="T17">env</text:span><text:span text:style-name="T2">: </text:span><text:span text:style-name="T23">development</text:span></text:p>
      <text:p text:style-name="P23">  <text:span text:style-name="T17">name</text:span><text:span text:style-name="T2">: </text:span><text:span text:style-name="T23">test-pod</text:span></text:p>
      <text:p text:style-name="P23">  <text:span text:style-name="T17">class</text:span><text:span text:style-name="T2">: </text:span><text:span text:style-name="T23">kubernetes</text:span></text:p>
      <text:p text:style-name="P23">  <text:span text:style-name="T17">company</text:span><text:span text:style-name="T2">: </text:span><text:span text:style-name="T23">thbs</text:span></text:p>
      <text:p text:style-name="P23"> <text:span text:style-name="T17">annotations</text:span><text:span text:style-name="T2">:</text:span></text:p>
      <text:p text:style-name="P23">  <text:span text:style-name="T17">description</text:span><text:span text:style-name="T2">: </text:span><text:span text:style-name="T23">This is a pod file with variable $(MYNAME)</text:span></text:p>
      <text:p text:style-name="P18"><text:span text:style-name="T16">spec</text:span>:</text:p>
      <text:p text:style-name="P23"> <text:span text:style-name="T17">containers</text:span><text:span text:style-name="T2">:</text:span></text:p>
      <text:p text:style-name="P23">  <text:span text:style-name="T2">- </text:span><text:span text:style-name="T17">name</text:span><text:span text:style-name="T2">: </text:span><text:span text:style-name="T23">con1</text:span></text:p>
      <text:p text:style-name="P23">    <text:s/><text:span text:style-name="T17">image</text:span><text:span text:style-name="T2">: </text:span><text:span text:style-name="T23">ubuntu</text:span></text:p>
      <text:p text:style-name="P23">    <text:s/><text:span text:style-name="T17">command</text:span><text:span text:style-name="T2">: [</text:span><text:span text:style-name="T27">"/bin/bash"</text:span><text:span text:style-name="T2">, </text:span><text:span text:style-name="T27">"-c"</text:span><text:span text:style-name="T2">, </text:span><text:span text:style-name="T27">"while true; do echo hello!!!; sleep 5; done;"</text:span><text:span text:style-name="T2">]</text:span></text:p>
      <text:p text:style-name="P23">    <text:s/><text:span text:style-name="T17">env</text:span><text:span text:style-name="T2">: </text:span></text:p>
      <text:p text:style-name="P23">    <text:s text:c="2"/> <text:span text:style-name="T2">- </text:span><text:span text:style-name="T17">name</text:span><text:span text:style-name="T2">: </text:span><text:span text:style-name="T23">MYNAME</text:span></text:p>
      <text:p text:style-name="P23">        <text:s text:c="2"/><text:span text:style-name="T17">value</text:span><text:span text:style-name="T2">: </text:span><text:span text:style-name="T23">THBS</text:span></text:p>
      <text:p text:style-name="P23">  <text:s/><text:span text:style-name="T2">- </text:span><text:span text:style-name="T17">name</text:span><text:span text:style-name="T2">: </text:span><text:span text:style-name="T23">con2</text:span></text:p>
      <text:p text:style-name="P23">    <text:s text:c="2"/><text:span text:style-name="T17">image</text:span><text:span text:style-name="T2">: </text:span><text:span text:style-name="T23">ashwinih2611/thbs:ansible_image</text:span></text:p>
      <text:p text:style-name="P23">    <text:s text:c="2"/><text:span text:style-name="T17">command</text:span><text:span text:style-name="T2">: [</text:span><text:span text:style-name="T27">"/bin/bash"</text:span><text:span text:style-name="T2">, </text:span><text:span text:style-name="T27">"-c"</text:span><text:span text:style-name="T2">, </text:span><text:span text:style-name="T27">"while true; do echo hello!!!; sleep 5; done;"</text:span><text:span text:style-name="T2">]</text:span></text:p>
      <text:p text:style-name="P23"><text:span text:style-name="T2"><text:s text:c="6"/></text:span><text:span text:style-name="T18">ports</text:span><text:span text:style-name="T4">: </text:span></text:p>
      <text:p text:style-name="P20"><draw:frame text:anchor-type="paragraph" draw:z-index="1" draw:name="Shape2" draw:style-name="gr1" draw:text-style-name="P82" svg:width="7.391cm" svg:height="0.546cm" svg:x="10.497cm" svg:y="0.376cm"><draw:text-box><text:p><text:span text:style-name="T50">This pod is applied to the nodes with label company=thbs</text:span></text:p></draw:text-box></draw:frame>    <text:s text:c="3"/><text:span text:style-name="T16">containerPort</text:span>: <text:span text:style-name="T28">80</text:span></text:p>
      <text:p text:style-name="P22"><draw:line text:anchor-type="paragraph" draw:z-index="0" draw:name="Shape1" draw:style-name="gr2" draw:text-style-name="P83" svg:x1="2.718cm" svg:y1="0.208cm" svg:x2="10.192cm" svg:y2="0.224cm"><text:p/></draw:line><text:span text:style-name="T29"><text:s text:c="3"/></text:span><text:span text:style-name="T21">nodeSelector</text:span><text:span text:style-name="T36">:</text:span></text:p>
      <text:p text:style-name="P16"><text:span text:style-name="T32">  <text:s text:c="2"/></text:span><text:span text:style-name="T20">company</text:span><text:span text:style-name="T33">: </text:span><text:span text:style-name="T25">thbs</text:span><text:span text:style-name="T33">  </text:span><text:span text:style-name="T26">   </text:span></text:p>
      <text:p text:style-name="P19"/>
      <text:p text:style-name="P23">  <text:span text:style-name="T17">restartPolicy</text:span><text:span text:style-name="T2">: </text:span><text:span text:style-name="T23">Never</text:span><text:span text:style-name="T2"> </text:span></text:p>
      <text:p text:style-name="P23"> </text:p>
      <text:p text:style-name="P14"/>
      <text:p text:style-name="P15"/>
      <text:p text:style-name="P16"> </text:p>
      <text:p text:style-name="P14"/>
      <text:p text:style-name="P14"/>
      <text:p text:style-name="P14"/>
      <text:p text:style-name="P14"/>
      <text:p text:style-name="P14"/>
      <text:p text:style-name="P5">Sample Manifest <text:span text:style-name="T38">file: (with object as ReplicationController)</text:span></text:p>
      <text:p text:style-name="P5"/>
      <text:p text:style-name="P4"/>
      <text:p text:style-name="P21">---</text:p>
      <text:p text:style-name="P18"><text:span text:style-name="T16">kind</text:span>: <text:span text:style-name="T22">ReplicationController</text:span></text:p>
      <text:p text:style-name="P18"><text:span text:style-name="T16">apiVersion</text:span>: <text:span text:style-name="T22">v1</text:span></text:p>
      <text:p text:style-name="P18"><text:span text:style-name="T16">metadata</text:span>:</text:p>
      <text:p text:style-name="P23"> <text:span text:style-name="T17">name</text:span><text:span text:style-name="T2">: </text:span><text:span text:style-name="T23">replica</text:span></text:p>
      <text:p text:style-name="P18"><text:span text:style-name="T16">spec</text:span>: </text:p>
      <text:p text:style-name="P23"><text:soft-page-break/> <text:span text:style-name="T17">replicas</text:span><text:span text:style-name="T2">: </text:span><text:span text:style-name="T30">2</text:span></text:p>
      <text:p text:style-name="P23"> <text:span text:style-name="T17">selector</text:span><text:span text:style-name="T2">:</text:span></text:p>
      <text:p text:style-name="P23">  <text:span text:style-name="T17">company</text:span><text:span text:style-name="T2">: </text:span><text:span text:style-name="T23">thbs</text:span></text:p>
      <text:p text:style-name="P23"> <text:span text:style-name="T17">template</text:span><text:span text:style-name="T2">:</text:span></text:p>
      <text:p text:style-name="P23">  <text:span text:style-name="T17">metadata</text:span><text:span text:style-name="T2">:</text:span></text:p>
      <text:p text:style-name="P23">   <text:span text:style-name="T17">name</text:span><text:span text:style-name="T2">: </text:span><text:span text:style-name="T23">test</text:span></text:p>
      <text:p text:style-name="P23">   <text:span text:style-name="T17">labels</text:span><text:span text:style-name="T2">: </text:span></text:p>
      <text:p text:style-name="P23">    <text:span text:style-name="T17">company</text:span><text:span text:style-name="T2">: </text:span><text:span text:style-name="T23">thbs</text:span></text:p>
      <text:p text:style-name="P23">  <text:span text:style-name="T17">spec</text:span><text:span text:style-name="T2">: </text:span></text:p>
      <text:p text:style-name="P23">   <text:span text:style-name="T17">containers</text:span><text:span text:style-name="T2">:</text:span></text:p>
      <text:p text:style-name="P23">    <text:span text:style-name="T2">- </text:span><text:span text:style-name="T17">name</text:span><text:span text:style-name="T2">: </text:span><text:span text:style-name="T23">con1</text:span></text:p>
      <text:p text:style-name="P23">      <text:span text:style-name="T17">image</text:span><text:span text:style-name="T2">: </text:span><text:span text:style-name="T23">ubuntu</text:span></text:p>
      <text:p text:style-name="P23">      <text:span text:style-name="T17">command</text:span><text:span text:style-name="T2">: [</text:span><text:span text:style-name="T27">"/bin/bash"</text:span><text:span text:style-name="T2">, </text:span><text:span text:style-name="T27">"-c"</text:span><text:span text:style-name="T2">, </text:span><text:span text:style-name="T27">"while true; do echo hello-world; sleep 5; done;"</text:span><text:span text:style-name="T2">]</text:span></text:p>
      <text:p text:style-name="P23">     </text:p>
      <text:p text:style-name="P14"/>
      <text:p text:style-name="P3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4T17:33:17.519000000</dc:date>
    <meta:editing-duration>PT19H30M28S</meta:editing-duration>
    <meta:editing-cycles>65</meta:editing-cycles>
    <meta:generator>LibreOffice/7.1.7.2$Windows_X86_64 LibreOffice_project/c6a4e3954236145e2acb0b65f68614365aeee33f</meta:generator>
    <meta:document-statistic meta:table-count="1" meta:image-count="0" meta:object-count="0" meta:page-count="4" meta:paragraph-count="156" meta:word-count="659" meta:character-count="4612" meta:non-whitespace-character-count="3905"/>
  </office:meta>
</office:document-meta>
</file>